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el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OEL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CURRENT CONDITIONS (1:1-2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CURRENT CONDITIONS (1:1-20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devastation (1:1-12, 15-18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-title-Title-Slide" presentation:presentation-page-layout-name="Master1-PPL1" draw:id="Slide-259">
        <draw:frame draw:id="id96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The devastation (1:1-12, 15-18)<text:s text:c="1"/></text:span><text:span text:style-name="a510" text:class-names=""/></text:p>
          </draw:text-box>
          <svg:title/>
          <svg:desc/>
        </draw:frame>
        <draw:frame draw:id="id97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The severity (1:1-4, 6-7, 15):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5" draw:style-name="a518" draw:master-page-name="Master1-Layout12-tx-Title-and-Text" presentation:presentation-page-layout-name="Master1-PPL12" draw:id="Slide-260">
        <draw:frame draw:id="id98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everity (1:1-4, 6-7, 15):<text:s text:c="1"/></text:span><text:span text:style-name="a520" text:class-names=""/></text:p>
          </draw:text-box>
          <svg:title/>
          <svg:desc/>
        </draw:frame>
        <draw:frame draw:id="id99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utting locusts (1:1-4a, 15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warming locusts (1:4b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hopping locusts (1:4c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stripping locusts (1:4d, 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6" draw:style-name="a539" draw:master-page-name="Master1-Layout12-tx-Title-and-Text" presentation:presentation-page-layout-name="Master1-PPL12" draw:id="Slide-261">
        <draw:frame draw:id="id100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devastation (1:1-12, 15-18)<text:s text:c="1"/></text:span><text:span text:style-name="a541" text:class-names=""/></text:p>
          </draw:text-box>
          <svg:title/>
          <svg:desc/>
        </draw:frame>
        <draw:frame draw:id="id101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severity (1:1-4, 6-7, 1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orrow (1:5, 8-12, 16-1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7" draw:style-name="a554" draw:master-page-name="Master1-Layout12-tx-Title-and-Text" presentation:presentation-page-layout-name="Master1-PPL12" draw:id="Slide-262">
        <draw:frame draw:id="id102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CURRENT CONDITIONS (1:1-20):<text:s text:c="1"/></text:span><text:span text:style-name="a556" text:class-names=""/></text:p>
          </draw:text-box>
          <svg:title/>
          <svg:desc/>
        </draw:frame>
        <draw:frame draw:id="id103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devastation (1:1-12, 15-18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oclamation (1:13-14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8" draw:style-name="a569" draw:master-page-name="Master1-Layout12-tx-Title-and-Text" presentation:presentation-page-layout-name="Master1-PPL12" draw:id="Slide-263">
        <draw:frame draw:id="id104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roclamation (1:13-14)<text:s text:c="1"/></text:span><text:span text:style-name="a571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ress in sackcloth (1:13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Declare a fast (1:13b-14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Gather in the Temple (1:14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CURRENT CONDITIONS (1:1-20):<text:s text:c="1"/></text:span><text:span text:style-name="a589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devastation (1:1-12, 15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roclamation (1:13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pplication (1:19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JOEL 1-3</text:span><text:span text:style-name="a607" text:class-names=""/></text:p>
          </draw:text-box>
          <svg:title/>
          <svg:desc/>
        </draw:frame>
        <draw:frame draw:id="id109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URRENT CONDITIONS (1:1-20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OMING CONDITIONS (2:1-3:21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1" draw:style-name="a620" draw:master-page-name="Master1-Layout1-title-Title-Slide" presentation:presentation-page-layout-name="Master1-PPL1" draw:id="Slide-266">
        <draw:frame draw:id="id110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COMING CONDITIONS (2:1-3:21):<text:s text:c="1"/></text:span><text:span text:style-name="a622" text:class-names=""/></text:p>
          </draw:text-box>
          <svg:title/>
          <svg:desc/>
        </draw:frame>
        <draw:frame draw:id="id111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day of Pentecost (2:28-32; see also Acts 2:14-18; Rev. 6:12-14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2" draw:style-name="a630" draw:master-page-name="Master1-Layout1-title-Title-Slide" presentation:presentation-page-layout-name="Master1-PPL1" draw:id="Slide-267">
        <draw:frame draw:id="id112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The day of Pentecost (2:28-32; see also Acts 2:14-18; Rev. 6:12-14)<text:s text:c="1"/></text:span><text:span text:style-name="a632" text:class-names=""/></text:p>
          </draw:text-box>
          <svg:title/>
          <svg:desc/>
        </draw:frame>
        <draw:frame draw:id="id113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The contents (2:28-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3" draw:style-name="a640" draw:master-page-name="Master1-Layout12-tx-Title-and-Text" presentation:presentation-page-layout-name="Master1-PPL12" draw:id="Slide-268">
        <draw:frame draw:id="id114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contents (2:28-32)<text:s text:c="1"/></text:span><text:span text:style-name="a642" text:class-names=""/></text:p>
          </draw:text-box>
          <svg:title/>
          <svg:desc/>
        </draw:frame>
        <draw:frame draw:id="id115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God's Spirit will be poured out upon Israel (2:28-2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Great signs will occur in the heavens (2:30-3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Salvation will be offered to all (2:32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4" draw:style-name="a658" draw:master-page-name="Master1-Layout12-tx-Title-and-Text" presentation:presentation-page-layout-name="Master1-PPL12" draw:id="Slide-269">
        <draw:frame draw:id="id116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day of Pentecost (2:28-32; see also Acts 2:14-18; Rev. 6:12-14)<text:s text:c="1"/></text:span><text:span text:style-name="a660" text:class-names=""/></text:p>
          </draw:text-box>
          <svg:title/>
          <svg:desc/>
        </draw:frame>
        <draw:frame draw:id="id117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contents (2:28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hronology (see Acts 2:14-18; Rev. 6:12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5" draw:style-name="a673" draw:master-page-name="Master1-Layout12-tx-Title-and-Text" presentation:presentation-page-layout-name="Master1-PPL12" draw:id="Slide-270">
        <draw:frame draw:id="id118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hronology (see Acts 2:14-18; Rev. 6:12-14)<text:s text:c="1"/></text:span><text:span text:style-name="a675" text:class-names=""/></text:p>
          </draw:text-box>
          <svg:title/>
          <svg:desc/>
        </draw:frame>
        <draw:frame draw:id="id119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resent fulfilment (see Acts 2:14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Future fulfilment (see Rev. 6:12-1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6" draw:style-name="a688" draw:master-page-name="Master1-Layout12-tx-Title-and-Text" presentation:presentation-page-layout-name="Master1-PPL12" draw:id="Slide-271">
        <draw:frame draw:id="id120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day of Pentecost (2:28-32; see also Acts 2:14-18; Rev. 6:12-14)<text:s text:c="1"/></text:span><text:span text:style-name="a690" text:class-names=""/></text:p>
          </draw:text-box>
          <svg:title/>
          <svg:desc/>
        </draw:frame>
        <draw:frame draw:id="id121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tents (2:28-3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hronology (see Acts 2:14-18; Rev. 6:12-14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7" draw:style-name="a703" draw:master-page-name="Master1-Layout12-tx-Title-and-Text" presentation:presentation-page-layout-name="Master1-PPL12" draw:id="Slide-272">
        <draw:frame draw:id="id122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COMING CONDITIONS (2:1-3:21):<text:s text:c="1"/></text:span><text:span text:style-name="a705" text:class-names=""/></text:p>
          </draw:text-box>
          <svg:title/>
          <svg:desc/>
        </draw:frame>
        <draw:frame draw:id="id123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day of Pentecost (2:28-32; see also Acts 2:14-18; Rev. 6:12-1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day of the Lord\-\--a title for the coming Great Tribulation (2:1-21; 3:1-16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3-twoColTx-Title-and-2-Column-Text" presentation:presentation-page-layout-name="Master1-PPL13" draw:id="Slide-273">
        <draw:frame draw:id="id124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day of the Lord\-\--a title for the coming Great Tribulation (2:1-21; 3:1-16):<text:s text:c="1"/></text:span><text:span text:style-name="a720" text:class-names=""/></text:p>
          </draw:text-box>
          <svg:title/>
          <svg:desc/>
        </draw:frame>
        <draw:frame draw:id="id125" presentation:style-name="a738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larm (2:1, 1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dmonition (2:12-14, 16-1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ssurance (2:18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ttack (2:2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  <draw:frame draw:id="id126" presentation:style-name="a754" draw:name="Text Placeholder 3" svg:x="6.16319in" svg:y="2in" svg:width="4.61632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anger (3:3-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nnouncement (3:9-11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assembling (3:1-2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annihilation (3:13-1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9" draw:style-name="a755" draw:master-page-name="Master1-Layout12-tx-Title-and-Text" presentation:presentation-page-layout-name="Master1-PPL12" draw:id="Slide-274">
        <draw:frame draw:id="id127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COMING CONDITIONS (2:1-3:21):<text:s text:c="1"/></text:span><text:span text:style-name="a757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day of Pentecost (2:28-32; see also Acts 2:14-18; Rev. 6:12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ay of the Lord\-\--a title for the coming Great Tribulation (2:1-21; 3:1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day of Christ-a title for the Millennium (2:22-27; 3:17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-title-Title-Slide" presentation:presentation-page-layout-name="Master1-PPL1" draw:id="Slide-275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day of Christ-a title for the Millennium (2:22-27; 3:17-21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Body blessings-the provision of food (2:22-26; 3:18-19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1" draw:style-name="a783" draw:master-page-name="Master1-Layout12-tx-Title-and-Text" presentation:presentation-page-layout-name="Master1-PPL12" draw:id="Slide-276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MING CONDITIONS (2:1-3:21):<text:s text:c="1"/>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day of Pentecost (2:28-32; see also Acts 2:14-18; Rev. 6:12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day of the Lord\-\--a title for the coming Great Tribulation (2:1-21; 3:1-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day of Christ-a title for the Millennium (2:22-27; 3:17-21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JOEL 1-3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CURRENT CONDITIONS (1:1-20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COMING CONDITIONS (2:1-3:2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3" draw:style-name="a816" draw:master-page-name="Master1-Layout1-title-Title-Slide" presentation:presentation-page-layout-name="Master1-PPL1" draw:id="Slide-278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Joel</text:span><text:span text:style-name="a818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el</dc:title>
    <meta:initial-creator>David STRICKLAND</meta:initial-creator>
    <dc:creator>David STRICKLAND</dc:creator>
    <meta:creation-date>2020-02-24T10:54:14Z</meta:creation-date>
    <dc:date>2020-02-24T10:54:14Z</dc:date>
    <meta:template xlink:href="BibleStudy" xlink:type="simple"/>
    <meta:editing-cycles>1</meta:editing-cycles>
    <meta:editing-duration>PT0S</meta:editing-duration>
    <meta:document-statistic meta:paragraph-count="72" meta:word-count="650"/>
  </office:meta>
</office:document-meta>
</file>